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 Kurve :n :s</text:p>
      <text:p text:style-name="Standard">IfElse :n = 1 [fw :s]</text:p>
      <text:p text:style-name="Standard">[</text:p>
      <text:p text:style-name="Standard"><text:s text:c="2"/>Kurve :n-1 :s/3</text:p>
      <text:p text:style-name="Standard"><text:s text:c="2"/>Lt 90</text:p>
      <text:p text:style-name="Standard"><text:s text:c="2"/>Kurve :n-1 :s/3</text:p>
      <text:p text:style-name="Standard"><text:s text:c="2"/>Rt 90</text:p>
      <text:p text:style-name="Standard"><text:s text:c="2"/>Kurve :n-1 :s/3</text:p>
      <text:p text:style-name="Standard"><text:s text:c="2"/>Rt 90</text:p>
      <text:p text:style-name="Standard"><text:s text:c="2"/>Kurve :n-1 :s/3</text:p>
      <text:p text:style-name="Standard"><text:s text:c="2"/>Lt 90</text:p>
      <text:p text:style-name="Standard"><text:s text:c="2"/>Kurve :n-1 :s/3</text:p>
      <text:p text:style-name="Standard">]</text:p>
      <text:p text:style-name="Standard">End</text:p>
      <text:p text:style-name="Standard"/>
      <text:p text:style-name="Standard">Reset</text:p>
      <text:p text:style-name="Standard"/>
      <text:p text:style-name="Standard">Repeat 4[Kurve 6 150 rt 90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07T08:22:04.570780708</meta:creation-date>
    <dc:date>2019-11-07T08:22:48.534489350</dc:date>
    <meta:editing-duration>PT45S</meta:editing-duration>
    <meta:editing-cycles>1</meta:editing-cycles>
    <meta:document-statistic meta:table-count="0" meta:image-count="0" meta:object-count="0" meta:page-count="1" meta:paragraph-count="16" meta:word-count="43" meta:character-count="185" meta:non-whitespace-character-count="140"/>
    <meta:generator>LibreOffice/6.3.3.2.0$Linux_X86_64 LibreOffice_project/3de445f0488b6b3c405222dbea27cd0e1481200f</meta:generator>
  </office:meta>
</office:document-meta>
</file>